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a818" officeooo:paragraph-rsid="0000a818"/>
    </style:style>
    <style:style style:name="P2" style:family="paragraph" style:parent-style-name="Standard">
      <style:text-properties officeooo:rsid="000136c0" officeooo:paragraph-rsid="000136c0"/>
    </style:style>
    <style:style style:name="P3" style:family="paragraph" style:parent-style-name="Standard" style:list-style-name="L2">
      <style:text-properties officeooo:rsid="000136c0" officeooo:paragraph-rsid="000136c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S DE USO<text:tab/></text:p>
      <text:p text:style-name="P1"/>
      <text:p text:style-name="P1">1º Planificacion: Es la actividad precia al desenvolvimiento del sistema. Se realiza un estudio de viabilidad, se alanizan los riesgos, es precio, la planificacion temporal y la asignacion de los recursos y etapas del proyecto.</text:p>
      <text:p text:style-name="P1">2º Analisis: Consiste en determinar las funciones que debe realizar el software.</text:p>
      <text:p text:style-name="P1">3º Diseño: Se estudia las posibles fases de implementacion del software, detallando funciones concretas.</text:p>
      <text:p text:style-name="P1">4º Implementacion: Consiste en la selección de las herramientas mas indicadas. Un programa y un lenguaje. Por implementacion entendemos el proceso de escritura de codigo.</text:p>
      <text:p text:style-name="P1">5º Probas: Busca detectar los errores cometidos en las etapas anteriores y asi corregirlos.</text:p>
      <text:p text:style-name="P1">6º Instalacion: Consiste en poner a funcionar el softaware</text:p>
      <text:p text:style-name="P1">7º Uso e manutencion: Consiste en corregir mas errores, adaptar a nuevas necesidades e incluso añadir nuevas funciones.</text:p>
      <text:p text:style-name="P1"/>
      <text:p text:style-name="P2">LENGUAJES DE PROGRAMACION</text:p>
      <text:p text:style-name="P2"/>
      <text:p text:style-name="P2">Lenguajes de marcas</text:p>
      <text:list xml:id="list1281886329" text:style-name="L2">
        <text:list-item>
          <text:p text:style-name="P3">XML: Es un metalenguaje extensible pensada para la transmision de la informacion estructurada que puede ser validada.</text:p>
        </text:list-item>
        <text:list-item>
          <text:p text:style-name="P3">HTML o XHTML: Publicacion de hipertexto</text:p>
        </text:list-item>
      </text:list>
      <text:p text:style-name="P2">Lenguajes de especificacion: (CSS) Se encargan del apartado estetico del documento, que puede ser HTML, XML o XHTML.</text:p>
      <text:p text:style-name="P2">Lenguaje de consultas: Permiten extraer o manipular informacion. (SQL) Utilizada para hacer encuestas.</text:p>
      <text:p text:style-name="P2">Lenguaje de transformacion: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9T09:48:24.485000000</meta:creation-date>
    <dc:date>2021-11-29T10:53:22.011000000</dc:date>
    <meta:editing-duration>PT44M37S</meta:editing-duration>
    <meta:editing-cycles>1</meta:editing-cycles>
    <meta:document-statistic meta:table-count="0" meta:image-count="0" meta:object-count="0" meta:page-count="1" meta:paragraph-count="15" meta:word-count="195" meta:character-count="1310" meta:non-whitespace-character-count="1130"/>
    <meta:generator>LibreOffice/7.2.0.4$Windows_X86_64 LibreOffice_project/9a9c6381e3f7a62afc1329bd359cc48accb6435b</meta:generator>
  </office:meta>
</office:document-meta>
</file>